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Regular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_5f_mine">
      <style:paragraph-properties fo:margin-top="0.0402in" fo:margin-bottom="0in"/>
    </style:style>
    <style:style style:name="P2" style:family="paragraph" style:parent-style-name="Head_5f_mine">
      <style:paragraph-properties fo:break-before="page"/>
    </style:style>
    <style:style style:name="P3" style:family="paragraph" style:parent-style-name="Horizontal_20_Line">
      <style:text-properties style:font-name="Arial" fo:font-size="11pt" style:font-size-asian="11pt" style:font-name-complex="Times New Roman" style:font-size-complex="11pt"/>
    </style:style>
    <style:style style:name="P4" style:family="paragraph" style:parent-style-name="Standard" style:list-style-name="L1">
      <style:paragraph-properties fo:margin-top="0.0402in" fo:margin-bottom="0in"/>
      <style:text-properties style:font-name="Arial" fo:font-size="11pt" style:font-size-asian="11pt" style:font-name-complex="Times New Roman" style:font-size-complex="11pt" style:font-weight-complex="bold"/>
    </style:style>
    <style:style style:name="P5" style:family="paragraph" style:parent-style-name="Head_5f_mine" style:master-page-name="Standard">
      <style:paragraph-properties style:page-number="auto"/>
    </style:style>
    <style:style style:name="P6" style:family="paragraph" style:parent-style-name="Head_5f_mine">
      <style:text-properties fo:font-weight="bold" style:font-weight-asian="bold" style:font-weight-complex="bold"/>
    </style:style>
    <style:style style:name="P7" style:family="paragraph" style:parent-style-name="BulletList" style:list-style-name="L1"/>
    <style:style style:name="P8" style:family="paragraph" style:parent-style-name="BulletList" style:list-style-name="L2"/>
    <style:style style:name="P9" style:family="paragraph" style:parent-style-name="BulletList" style:list-style-name="L3"/>
    <style:style style:name="P10" style:family="paragraph" style:parent-style-name="BulletList" style:list-style-name="L4"/>
    <style:style style:name="P11" style:family="paragraph" style:parent-style-name="BulletList" style:list-style-name="L5"/>
    <style:style style:name="P12" style:family="paragraph" style:parent-style-name="BulletList" style:list-style-name="L6"/>
    <style:style style:name="P13" style:family="paragraph" style:parent-style-name="BulletList" style:list-style-name="L7"/>
    <style:style style:name="P14" style:family="paragraph" style:parent-style-name="BulletList" style:list-style-name="L8"/>
    <style:style style:name="P15" style:family="paragraph" style:parent-style-name="BulletList" style:list-style-name="L9"/>
    <style:style style:name="P16" style:family="paragraph" style:parent-style-name="BulletList" style:list-style-name="L10"/>
    <style:style style:name="P17" style:family="paragraph" style:parent-style-name="BulletList" style:list-style-name="L11"/>
    <style:style style:name="P18" style:family="paragraph" style:parent-style-name="BulletList" style:list-style-name="L12"/>
    <style:style style:name="P19" style:family="paragraph" style:parent-style-name="BulletList" style:list-style-name="L13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" fo:font-size="11pt" style:font-size-asian="11pt" style:font-name-complex="Times New Roman" style:font-size-complex="11pt" style:font-weight-complex="bold"/>
    </style:style>
    <style:style style:name="T7" style:family="text">
      <style:text-properties style:font-name="Arial" fo:font-weight="bold" style:font-weight-asian="bold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variant="normal" fo:text-transform="none" fo:letter-spacing="normal" fo:font-style="normal" fo:font-weight="normal" style:font-name-complex="Times New Roman"/>
    </style:style>
    <style:style style:name="T11" style:family="text">
      <style:text-properties style:font-name="Open Sans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M</text:span><text:span text:style-name="T9">aclen Marvit, Oakland CA 94610 , </text:span><text:a xlink:type="simple" xlink:href="mailto:maclen@marvit.org" text:style-name="Internet_20_link" text:visited-style-name="Visited_20_Internet_20_Link"><text:span text:style-name="Internet_20_link"><text:span text:style-name="T9">maclen@marvit.org</text:span></text:span></text:a><text:span text:style-name="T9"> </text:span></text:p>
      <text:p text:style-name="Standard"><text:span text:style-name="T3">Objective: </text:span><text:span text:style-name="T4">Le</text:span>verage disruptive innovation to solve hard problems and improve lives.</text:p>
      <text:p text:style-name="Standard"><text:span text:style-name="T1">Summary: </text:span>I have made commercially viable solutions for previously unsolvable problems in a variety of research areas, particularly AI. My jobs have ranged from Principal Scientist thru CTO and CEO roles, including fundraising with VCs.</text:p>
      <text:p text:style-name="Standard"><text:span text:style-name="T2">Software skills</text:span>: LLMs, Prompt Engineering, C/C++, Python, Java, Perl, JavaScript, Swift, SQL, Octave, Matlab, real-time multi-threaded systems, distributed systems, high performance systems, AI: ML, and Rules-based, testing and validation techniques, image processing, 3D simulations, encryption.</text:p>
      <text:p text:style-name="Standard"><text:span text:style-name="T2">Hardware skills</text:span>: Systems analysis, digital and analog hardware design, VME bus, optical sensor technologies, fault-tolerant and high reliability system design.</text:p>
      <text:p text:style-name="P3"/>
      <text:p text:style-name="P1"><text:span text:style-name="T1">JustAnswer, Principal Engineer, </text:span><text:span text:style-name="T2">2019-2023</text:span></text:p>
      <text:list xml:id="list4777888235534312504" text:style-name="L1">
        <text:list-item>
          <text:p text:style-name="P7">Conceived, designed, and managed the development of an AI-based Reinforcement Learning system that increased company revenue by $12MM annually. The system uses Natural Language Processing, Bayesian statistics, Multi-Armed Bandits and Potential Value Remaining techniques. <text:s/></text:p>
        </text:list-item>
        <text:list-item>
          <text:p text:style-name="P4">Conceived, designed, and managed the development of an AI-based intent recognition system that improved system results on customer messages by 156%, while being super fast. The system used OpenAI's davinci LLM model with a highly engineered prompt to label training data and then used Fine Tuning on a babbage model with Human-In-The-Loop training to create the production system. The system in production has an average latency of only 160 ms, which was a 25x speedup over alternative approaches. <text:s/></text:p>
        </text:list-item>
        <text:list-item>
          <text:p text:style-name="P4">Doubled the effective throughput of the ChatScript rules-based NLP AI engine, with no cap, by adding the ability to horizontally scale. Added Japanese and Spanish language support to the ChatScript engine.</text:p>
        </text:list-item>
        <text:list-item>
          <text:p text:style-name="P4">Increased profit for the company's largest category by 3%. To achieve this I created a Neural Net based ML model doing the following steps: reorganized the ontology, coordinated the company's largest human labelling operation to date, Pre-trained a Neural Net model with a large corpus, and then Fine Tuned the model using human-labeled data.</text:p>
        </text:list-item>
      </text:list>
      <text:p text:style-name="Head_5f_mine"><text:span text:style-name="T1">SapientX, CTO, </text:span><text:span text:style-name="T2">2019</text:span></text:p>
      <text:list xml:id="list4832596264057332633" text:style-name="L2">
        <text:list-item>
          <text:p text:style-name="P8">Developed prototypes demoed at conferences including Comdex. </text:p>
        </text:list-item>
        <text:list-item>
          <text:p text:style-name="P8">Managed and developed the back-end language processing systems. Wrote the AI Natural Language Understanding (NLU) system in ChatScript</text:p>
        </text:list-item>
        <text:list-item>
          <text:p text:style-name="P8">Integrated Automated Speech Recognition (ASR) and Text to Speech (TTS) systems. </text:p>
        </text:list-item>
      </text:list>
      <text:p text:style-name="Head_5f_mine"/>
      <text:p text:style-name="P2">Photonic Sentry LLC, Co-Founder and Technical Lead, 2016-2018</text:p>
      <text:list xml:id="list8786975083062083571" text:style-name="L3">
        <text:list-item>
          <text:p text:style-name="P9">Achieved 96% efficacy finding and killing mosquitoes with lasers over a 30 m range in field trials with the USDA. </text:p>
        </text:list-item>
        <text:list-item>
          <text:p text:style-name="P9"><text:span text:style-name="T10">Designed the system architecture for mosquito killing laser system. </text:span>Developed the tracking system for targeting mosquitoes using Machine Learning, and Image Processing AI techniques. Led the team of developers using C++, Python, and Matlab.</text:p>
        </text:list-item>
      </text:list>
      <text:p text:style-name="Head_5f_mine"><text:span text:style-name="T1">Intellectual Ventures Lab, Technical Lead, </text:span><text:span text:style-name="T2">2012-2016</text:span></text:p>
      <text:list xml:id="list2066921577810059174" text:style-name="L4">
        <text:list-item>
          <text:p text:style-name="P10">Researched non-chemical approaches to killing mosquitoes for Bill Gates and Nathan Myhrvold.</text:p>
        </text:list-item>
        <text:list-item>
          <text:p text:style-name="P10">Developed technology to determine the minimum required laser doses to kill mosquitoes using an AI-based tracking system. Used Kalman filters to do sensor and data fusion.</text:p>
        </text:list-item>
        <text:list-item>
          <text:p text:style-name="P10"><text:span text:style-name="T6">Author on an article in Nature on our work: </text:span><text:a xlink:type="simple" xlink:href="https://www.nature.com/articles/srep20936" text:style-name="Internet_20_link" text:visited-style-name="Visited_20_Internet_20_Link"><text:span text:style-name="Internet_20_link"><text:span text:style-name="T6">https://www.nature.com/articles/srep20936</text:span></text:span></text:a><text:span text:style-name="T6">.</text:span></text:p>
        </text:list-item>
      </text:list>
      <text:p text:style-name="Head_5f_mine">Work for A9 (Amazon search), 2012</text:p>
      <text:list xml:id="list8191747990541880937" text:style-name="L5">
        <text:list-item>
          <text:p text:style-name="P11">Wrote a Search MVP that significantly outperformed existing Amazon Search. This design used the existing AWS API Marketing interface, and the AI-based ChatScript NLU engine.</text:p>
        </text:list-item>
      </text:list>
      <text:p text:style-name="Head_5f_mine">Blue Origin LLC, Member of Technical Staff, 2002-2012</text:p>
      <text:list xml:id="list1730407448379344745" text:style-name="L6">
        <text:list-item>
          <text:p text:style-name="P12">Designed an AI spacecraft Vehicle Health Monitoring (VHM) and Response system that successfully detected a hardware failure in-flight and provided commands to land the vehicle for Jeff Bezos’ Blue Origin. </text:p>
        </text:list-item>
        <text:list-item>
          <text:p text:style-name="P12">The VHM software detects off-nominal behavior in real time and alters the mission accordingly.</text:p>
        </text:list-item>
        <text:list-item>
          <text:p text:style-name="P12">The VHM system uses simulations running on-board in real-time compared to actual flight hardware to detect problems and provides commands to respond in case of anomalies. </text:p>
        </text:list-item>
        <text:list-item>
          <text:p text:style-name="P12">Designed and developed multiple sets of avionics software systems, which all flew successfully.</text:p>
        </text:list-item>
      </text:list>
      <text:p text:style-name="Head_5f_mine">Disappearing Inc., Co-Founder and CEO, 1996-2001</text:p>
      <text:list xml:id="list2467022534324528139" text:style-name="L7">
        <text:list-item>
          <text:p text:style-name="P13">Developed the technology and started a company to make email that disappears after a set period of time. Raised $22MM. Grew to a staff of 72 people. Solved an “unsolvable problem.” (Author on US patents <text:span text:style-name="T4">US7246378B1, US7096355B1</text:span>).</text:p>
        </text:list-item>
      </text:list>
      <text:p text:style-name="P6">Worlds Inc., VP of Engineering, 1994-1996</text:p>
      <text:list xml:id="list1891748692379656937" text:style-name="L8">
        <text:list-item>
          <text:p text:style-name="P14">Built the first 3D VR multiuser spaces that run over the Internet on PCs. </text:p>
        </text:list-item>
        <text:list-item>
          <text:p text:style-name="P14">Clients included Steven Spielberg’s Starbright Foundation, IBM, Visa, and the US Army. </text:p>
        </text:list-item>
      </text:list>
      <text:p text:style-name="Head_5f_mine">Knowledge Adventure, Multimedia Producer, 1993-1995</text:p>
      <text:list xml:id="list1698533145549114821" text:style-name="L9">
        <text:list-item>
          <text:p text:style-name="P15">Co-produced award-winning (CES) educational CD ROM’s. <text:s/></text:p>
        </text:list-item>
      </text:list>
      <text:p text:style-name="Head_5f_mine"><text:span text:style-name="T1">NASA's Jet Propulsion Labs, Sr. Software Engineer, </text:span><text:span text:style-name="T2">1991-1994</text:span></text:p>
      <text:list xml:id="list114905878864415397" text:style-name="L10">
        <text:list-item>
          <text:p text:style-name="P16">Won the JPL Achievement Award for the AbNet work and the patent.</text:p>
        </text:list-item>
        <text:list-item>
          <text:p text:style-name="P16">Led a team of 4 engineers to develop an ultra-fault tolerant network topology for use in power system distribution automation (US patent #<text:span text:style-name="T2"> </text:span><text:span text:style-name="T4">5,457,689</text:span>). This approach was later used by Napster and other P2P networks.</text:p>
        </text:list-item>
      </text:list>
      <text:p text:style-name="Head_5f_mine"><text:soft-page-break/>Standards Efforts:</text:p>
      <text:list xml:id="list7553826602298356270" text:style-name="L11">
        <text:list-item>
          <text:p text:style-name="P17">Author on the W3C P3P specification, an early privacy specification for the Internet endorsed by Microsoft, AOL/Netscape, Al Gore, the World Wide Web Consortium and many others.</text:p>
        </text:list-item>
        <text:list-item>
          <text:p text:style-name="P17">Principal author of the Universal Avatars specification, a standard for exchanging identity information, location, and other real-time data in 3D online user environments.</text:p>
        </text:list-item>
        <text:list-item>
          <text:p text:style-name="P17">Member of the Technical Advisory committee for the Living Worlds specification.</text:p>
        </text:list-item>
      </text:list>
      <text:p text:style-name="Head_5f_mine">Education:</text:p>
      <text:list xml:id="list2439894317660935967" text:style-name="L12">
        <text:list-item>
          <text:p text:style-name="P18">California Institute of Technology, BSc in physics and BSc in engineering.</text:p>
        </text:list-item>
        <text:list-item>
          <text:p text:style-name="P18">Continuing education to keep skills up-to-date in an evolving field:</text:p>
          <text:list>
            <text:list-item>
              <text:p text:style-name="P18">Yale University, graduate studies in physics and computer science</text:p>
            </text:list-item>
            <text:list-item>
              <text:p text:style-name="P18">University of California at Irvine, graduate studies in computer science and electrical engineering</text:p>
            </text:list-item>
            <text:list-item>
              <text:p text:style-name="P18">California Institute of Technology, continuing graduate studies in computer science</text:p>
            </text:list-item>
          </text:list>
        </text:list-item>
      </text:list>
      <text:p text:style-name="Head_5f_mine"><text:span text:style-name="T7">Hobbies: </text:span></text:p>
      <text:list xml:id="list1047300818602452326" text:style-name="L13">
        <text:list-item>
          <text:p text:style-name="P19"><text:span text:style-name="T8">Fencing, Jiu-jitsu, Robotic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Regular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99in" fo:margin-bottom="0in" fo:orphans="2" fo:widows="2" style:writing-mode="lr-tb"/>
      <style:text-properties style:use-window-font-color="true" style:font-name="Arial2" fo:font-size="11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5in" style:auto-text-indent="false"/>
      <style:text-properties style:font-name="Bookman Old Style" fo:font-size="12pt" style:font-size-asian="12pt" style:font-name-complex="Bookman Old Style"/>
    </style:style>
    <style:style style:name="Body_20_Text_20_Indent_20_3" style:display-name="Body Text Indent 3" style:family="paragraph" style:parent-style-name="Standard">
      <style:paragraph-properties fo:margin-left="0.5in" fo:margin-right="0in" fo:margin-top="0.028in" fo:margin-bottom="0in" fo:text-indent="-0.25in" style:auto-text-indent="false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MyBullet" style:family="paragraph" style:parent-style-name="Standard" style:list-style-name="WW8Num6">
      <style:paragraph-properties fo:margin-left="0.75in" fo:margin-right="0in" fo:margin-top="0.0835in" fo:margin-bottom="0in" fo:text-indent="0in" style:auto-text-indent="false">
        <style:tab-stops>
          <style:tab-stop style:position="0.75in"/>
        </style:tab-stops>
      </style:paragraph-properties>
    </style:style>
    <style:style style:name="MySubHeading" style:family="paragraph" style:parent-style-name="Standard">
      <style:paragraph-properties fo:margin-left="0.25in" fo:margin-right="0in" fo:text-indent="0in" style:auto-text-indent="false"/>
    </style:style>
    <style:style style:name="MyHeaderText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style:font-name="Times New Roman" fo:font-size="10pt" style:font-size-asian="10pt" style:font-name-complex="Times New Roman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List" style:family="paragraph" style:parent-style-name="Standard" style:class="text">
      <style:paragraph-properties fo:margin-top="0.0402in" fo:margin-bottom="0in" fo:keep-together="always"/>
      <style:text-properties style:font-name="Arial2" fo:font-size="11pt" style:font-size-asian="11pt" style:font-name-complex="Times New Roman" style:font-size-complex="11pt" style:font-weight-complex="bold"/>
    </style:style>
    <style:style style:name="Head_5f_mine" style:display-name="Head_mine" style:family="paragraph" style:parent-style-name="Standard">
      <style:paragraph-properties fo:margin-top="0.1in" fo:margin-bottom="0in" fo:keep-together="always">
        <style:tab-stops>
          <style:tab-stop style:position="6in" style:type="right"/>
        </style:tab-stops>
      </style:paragraph-properties>
      <style:text-properties style:font-name="Arial1" fo:font-size="11pt" fo:font-weight="bold" style:font-size-asian="11pt" style:font-size-complex="11pt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Segoe UI" fo:font-size="9pt" style:font-size-asian="9pt" style:font-name-complex="Segoe UI" style:font-size-complex="9pt"/>
    </style:style>
    <style:style style:name="Body_20_Text_20_Indent_20_Char" style:display-name="Body Text Indent Char" style:family="text">
      <style:text-properties style:font-name="Bookman Old Style" fo:font-size="12pt" style:font-size-asian="12pt" style:font-name-complex="Bookman Old Styl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819in" fo:margin-right="0.9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aclen Marvit</dc:title>
    <meta:initial-creator>maclen</meta:initial-creator>
    <meta:creation-date>2019-10-15T09:17:00</meta:creation-date>
    <dc:creator>Maclen Marvit</dc:creator>
    <dc:date>2023-07-31T12:39:22</dc:date>
    <meta:print-date>2023-07-31T11:42:06</meta:print-date>
    <meta:editing-cycles>52</meta:editing-cycles>
    <meta:editing-duration>P1DT14H6M39S</meta:editing-duration>
    <meta:generator>OpenOffice/4.1.6$Unix OpenOffice.org_project/416m1$Build-9790</meta:generator>
    <meta:printed-by>Maclen Marvit</meta:printed-by>
    <meta:document-statistic meta:table-count="0" meta:image-count="0" meta:object-count="0" meta:page-count="3" meta:paragraph-count="50" meta:word-count="880" meta:character-count="5954"/>
  </office:meta>
</office:document-meta>
</file>